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7395833134651184in"/>
    </style:style>
    <style:style style:name="co2" style:family="table-column">
      <style:table-column-properties fo:break-before="auto" style:column-width="1.6770833333333333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625in"/>
    </style:style>
    <style:style style:name="co6" style:family="table-column">
      <style:table-column-properties fo:break-before="auto" style:column-width="2.1979166666666665in"/>
    </style:style>
    <style:style style:name="co7" style:family="table-column">
      <style:table-column-properties fo:break-before="auto" style:column-width="0.40625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541666666666667in"/>
    </style:style>
    <style:style style:name="co13" style:family="table-column">
      <style:table-column-properties fo:break-before="auto" style:column-width="0.7708333333333334in"/>
    </style:style>
    <style:style style:name="co14" style:family="table-column">
      <style:table-column-properties fo:break-before="auto" style:column-width="0.8333333333333334in"/>
    </style:style>
    <style:style style:name="co15" style:family="table-column">
      <style:table-column-properties fo:break-before="auto" style:column-width="0.6354166666666666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041666666666667in"/>
    </style:style>
    <style:style style:name="co19" style:family="table-column">
      <style:table-column-properties fo:break-before="auto" style:column-width="0.9479166666666666in"/>
    </style:style>
    <style:style style:name="co20" style:family="table-column">
      <style:table-column-properties fo:break-before="auto" style:column-width="1.4791666269302368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4.260416666666667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6875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4.072916666666667in" fo:break-before="auto" style:use-optimal-row-height="true"/>
    </style:style>
    <style:style style:name="ro14" style:family="table-row">
      <style:table-row-properties style:row-height="3.1875in" fo:break-before="auto" style:use-optimal-row-height="true"/>
    </style:style>
    <style:style style:name="ro15" style:family="table-row">
      <style:table-row-properties style:row-height="3.5729166666666665in" fo:break-before="auto" style:use-optimal-row-height="false"/>
    </style:style>
    <style:style style:name="ro16" style:family="table-row">
      <style:table-row-properties style:row-height="5.135416666666667in" fo:break-before="auto" style:use-optimal-row-height="true"/>
    </style:style>
    <style:style style:name="ro17" style:family="table-row">
      <style:table-row-properties style:row-height="4.604166666666667in" fo:break-before="auto" style:use-optimal-row-height="tru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4.958333333333333in" fo:break-before="auto" style:use-optimal-row-height="true"/>
    </style:style>
    <style:style style:name="ro21" style:family="table-row">
      <style:table-row-properties style:row-height="4.427083333333333in" fo:break-before="auto" style:use-optimal-row-height="true"/>
    </style:style>
    <style:style style:name="ro22" style:family="table-row">
      <style:table-row-properties style:row-height="1.9895833333333333in" fo:break-before="auto" style:use-optimal-row-height="false"/>
    </style:style>
    <style:style style:name="ro23" style:family="table-row">
      <style:table-row-properties style:row-height="1.78125in" fo:break-before="auto" style:use-optimal-row-height="false"/>
    </style:style>
    <style:style style:name="ro24" style:family="table-row">
      <style:table-row-properties style:row-height="5.666666666666667in" fo:break-before="auto" style:use-optimal-row-height="true"/>
    </style:style>
    <style:style style:name="ro25" style:family="table-row">
      <style:table-row-properties style:row-height="1.1979166666666667in" fo:break-before="auto" style:use-optimal-row-height="false"/>
    </style:style>
    <style:style style:name="ro26" style:family="table-row">
      <style:table-row-properties style:row-height="4.78125in" fo:break-before="auto" style:use-optimal-row-height="true"/>
    </style:style>
    <style:style style:name="ro27" style:family="table-row">
      <style:table-row-properties style:row-height="5.3125in" fo:break-before="auto" style:use-optimal-row-height="true"/>
    </style:style>
    <style:style style:name="ro28" style:family="table-row">
      <style:table-row-properties style:row-height="0.9895833333333334in" fo:break-before="auto" style:use-optimal-row-height="false"/>
    </style:style>
    <style:style style:name="ro29" style:family="table-row">
      <style:table-row-properties style:row-height="0.7916666666666666in" fo:break-before="auto" style:use-optimal-row-height="false"/>
    </style:style>
    <style:style style:name="ro30" style:family="table-row">
      <style:table-row-properties style:row-height="5.489583333333333in" fo:break-before="auto" style:use-optimal-row-height="true"/>
    </style:style>
    <style:style style:name="ro31" style:family="table-row">
      <style:table-row-properties style:row-height="1.4166666666666667in" fo:break-before="auto" style:use-optimal-row-height="true"/>
    </style:style>
    <style:style style:name="ro32" style:family="table-row">
      <style:table-row-properties style:row-height="1.2395833333333333in" fo:break-before="auto" style:use-optimal-row-height="true"/>
    </style:style>
    <style:style style:name="ro33" style:family="table-row">
      <style:table-row-properties style:row-height="1.0625in" fo:break-before="auto" style:use-optimal-row-height="true"/>
    </style:style>
    <style:style style:name="ro34" style:family="table-row">
      <style:table-row-properties style:row-height="3.3645833333333335in" fo:break-before="auto" style:use-optimal-row-height="true"/>
    </style:style>
    <style:style style:name="ro35" style:family="table-row">
      <style:table-row-properties style:row-height="2.125in" fo:break-before="auto" style:use-optimal-row-height="true"/>
    </style:style>
    <style:style style:name="ro36" style:family="table-row">
      <style:table-row-properties style:row-height="2.8333333333333335in" fo:break-before="auto" style:use-optimal-row-height="true"/>
    </style:style>
    <style:style style:name="ro37" style:family="table-row">
      <style:table-row-properties style:row-height="1.59375in" fo:break-before="auto" style:use-optimal-row-height="true"/>
    </style:style>
    <style:style style:name="ro38" style:family="table-row">
      <style:table-row-properties style:row-height="0.8854166666666666in" fo:break-before="auto" style:use-optimal-row-height="true"/>
    </style:style>
    <style:style style:name="ro39" style:family="table-row">
      <style:table-row-properties style:row-height="2.65625in" fo:break-before="auto" style:use-optimal-row-height="true"/>
    </style:style>
    <style:style style:name="ro40" style:family="table-row">
      <style:table-row-properties style:row-height="3.0104166666666665in" fo:break-before="auto" style:use-optimal-row-height="true"/>
    </style:style>
    <style:style style:name="ro41" style:family="table-row">
      <style:table-row-properties style:row-height="0.19791666666666666in" fo:break-before="auto" style:use-optimal-row-height="false"/>
    </style:style>
    <style:style style:name="ro42" style:family="table-row">
      <style:table-row-properties style:row-height="0.40625in" fo:break-before="auto" style:use-optimal-row-height="false"/>
    </style:style>
    <style:style style:name="ro43" style:family="table-row">
      <style:table-row-properties style:row-height="0.59375in" fo:break-before="auto" style:use-optimal-row-height="false"/>
    </style:style>
    <style:style style:name="ro44"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1" table:default-cell-style-name="ce-1"/>
        <table:table-column table:style-name="co14" table:default-cell-style-name="ce-1"/>
        <table:table-column table:style-name="co1" table:default-cell-style-name="ce15" table:number-columns-repeated="234"/>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office:value-type="string">
            <text:p>Accenteur alpin</text:p>
          </table:table-cell>
          <table:table-cell/>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Accenteur mouchet</text:p>
          </table:table-cell>
          <table:table-cell/>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Agrobate roux</text:p>
          </table:table-cell>
          <table:table-cell/>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3" office:value-type="string">
            <text:p>Erythropygia galactotes</text:p>
          </table:table-cell>
          <table:table-cell table:style-name="ce22" office:value-type="string">
            <text:p>FIN</text:p>
          </table:table-cell>
        </table:table-row>
        <table:table-row table:style-name="ro6">
          <table:table-cell table:style-name="ce22" office:value-type="string">
            <text:p>Aigle botté</text:p>
          </table:table-cell>
          <table:table-cell/>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4" office:value-type="string">
            <text:p>Aquila pennata</text:p>
          </table:table-cell>
          <table:table-cell table:style-name="ce22" office:value-type="string">
            <text:p>FIN</text:p>
          </table:table-cell>
        </table:table-row>
        <table:table-row table:style-name="ro4">
          <table:table-cell table:style-name="ce22" office:value-type="string">
            <text:p>Aigle criard</text:p>
          </table:table-cell>
          <table:table-cell/>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Aigle de Bonelli</text:p>
          </table:table-cell>
          <table:table-cell/>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Aigle ibérique</text:p>
          </table:table-cell>
          <table:table-cell/>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Aigle impérial</text:p>
          </table:table-cell>
          <table:table-cell/>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8">
          <table:table-cell table:style-name="ce22" office:value-type="string">
            <text:p>Aigle pomarin</text:p>
          </table:table-cell>
          <table:table-cell/>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Aigrette garzette</text:p>
          </table:table-cell>
          <table:table-cell/>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Alouette calandre</text:p>
          </table:table-cell>
          <table:table-cell/>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Alouette calandrelle</text:p>
          </table:table-cell>
          <table:table-cell/>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Alouette des champs</text:p>
          </table:table-cell>
          <table:table-cell/>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Alouette hausse-col</text:p>
          </table:table-cell>
          <table:table-cell/>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Alouette lulu</text:p>
          </table:table-cell>
          <table:table-cell/>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Autour des palombes</text:p>
          </table:table-cell>
          <table:table-cell/>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3">
          <table:table-cell table:style-name="ce22" office:value-type="string">
            <text:p>Avocette élégante</text:p>
          </table:table-cell>
          <table:table-cell/>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style-name="ce22"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4">
          <table:table-cell table:style-name="ce22" office:value-type="string">
            <text:p>Balbuzard pêcheur</text:p>
          </table:table-cell>
          <table:table-cell/>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arge à queue noire</text:p>
          </table:table-cell>
          <table:table-cell/>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arge rousse</text:p>
          </table:table-cell>
          <table:table-cell/>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Bec-croisé bifascié</text:p>
          </table:table-cell>
          <table:table-cell/>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Écosse</text:p>
          </table:table-cell>
          <table:table-cell/>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es sapins</text:p>
          </table:table-cell>
          <table:table-cell/>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Bec-croisé perroquet</text:p>
          </table:table-cell>
          <table:table-cell/>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Bécasse des bois</text:p>
          </table:table-cell>
          <table:table-cell/>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Bécasseau cocorli</text:p>
          </table:table-cell>
          <table:table-cell/>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Bécasseau de Temminck</text:p>
          </table:table-cell>
          <table:table-cell/>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écasseau falcinelle</text:p>
          </table:table-cell>
          <table:table-cell/>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Bécasseau maubèche</text:p>
          </table:table-cell>
          <table:table-cell/>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ge/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3">
          <table:table-cell table:style-name="ce22" office:value-type="string">
            <text:p>Bécasseau minute</text:p>
          </table:table-cell>
          <table:table-cell/>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Bécasseau sanderling</text:p>
          </table:table-cell>
          <table:table-cell/>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4">
          <table:table-cell table:style-name="ce22" office:value-type="string">
            <text:p>Bécasseau variable</text:p>
          </table:table-cell>
          <table:table-cell/>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écasseau violet</text:p>
          </table:table-cell>
          <table:table-cell/>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9">
          <table:table-cell table:style-name="ce22" office:value-type="string">
            <text:p>Bécassine des marais</text:p>
          </table:table-cell>
          <table:table-cell/>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9">
          <table:table-cell table:style-name="ce22" office:value-type="string">
            <text:p>Bécassine double</text:p>
          </table:table-cell>
          <table:table-cell/>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écassine sourde</text:p>
          </table:table-cell>
          <table:table-cell/>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citrine</text:p>
          </table:table-cell>
          <table:table-cell/>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des ruisseaux</text:p>
          </table:table-cell>
          <table:table-cell/>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Bergeronnette grise</text:p>
          </table:table-cell>
          <table:table-cell/>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8">
          <table:table-cell table:style-name="ce22" office:value-type="string">
            <text:p>Bergeronnette printanière</text:p>
          </table:table-cell>
          <table:table-cell/>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Bernache à cou roux</text:p>
          </table:table-cell>
          <table:table-cell/>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Bernache cravant</text:p>
          </table:table-cell>
          <table:table-cell/>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ernache du Canada</text:p>
          </table:table-cell>
          <table:table-cell/>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Bernache nonnette</text:p>
          </table:table-cell>
          <table:table-cell/>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longios nain</text:p>
          </table:table-cell>
          <table:table-cell/>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Bondrée apivore</text:p>
          </table:table-cell>
          <table:table-cell/>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ouscarle de Cetti</text:p>
          </table:table-cell>
          <table:table-cell/>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ouvreuil pivoine</text:p>
          </table:table-cell>
          <table:table-cell/>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Bruant cendrillard</text:p>
          </table:table-cell>
          <table:table-cell/>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ge/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Bruant des neiges</text:p>
          </table:table-cell>
          <table:table-cell/>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Bruant des roseaux</text:p>
          </table:table-cell>
          <table:table-cell/>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3">
          <table:table-cell table:style-name="ce22" office:value-type="string">
            <text:p>Bruant fou</text:p>
          </table:table-cell>
          <table:table-cell/>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1">
          <table:table-cell table:style-name="ce22" office:value-type="string">
            <text:p>Bruant jaune</text:p>
          </table:table-cell>
          <table:table-cell/>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4">
          <table:table-cell table:style-name="ce22" office:value-type="string">
            <text:p>Bruant lapon</text:p>
          </table:table-cell>
          <table:table-cell/>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ruant mélanocéphale</text:p>
          </table:table-cell>
          <table:table-cell/>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Bruant ortolan</text:p>
          </table:table-cell>
          <table:table-cell/>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ruant proyer</text:p>
          </table:table-cell>
          <table:table-cell/>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3" office:value-type="string">
            <text:p>Miliaria calandra</text:p>
          </table:table-cell>
          <table:table-cell table:style-name="ce22" office:value-type="string">
            <text:p>FIN</text:p>
          </table:table-cell>
        </table:table-row>
        <table:table-row table:style-name="ro1">
          <table:table-cell table:style-name="ce22" office:value-type="string">
            <text:p>Bruant zizi</text:p>
          </table:table-cell>
          <table:table-cell/>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9">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usard pâle</text:p>
          </table:table-cell>
          <table:table-cell/>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ard Saint-Martin</text:p>
          </table:table-cell>
          <table:table-cell/>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e féroce</text:p>
          </table:table-cell>
          <table:table-cell/>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19">
          <table:table-cell table:style-name="ce22" office:value-type="string">
            <text:p>Buse pattue</text:p>
          </table:table-cell>
          <table:table-cell/>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7">
          <table:table-cell table:style-name="ce22" office:value-type="string">
            <text:p>Buse variable</text:p>
          </table:table-cell>
          <table:table-cell/>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Butor étoilé</text:p>
          </table:table-cell>
          <table:table-cell/>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2"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ille des blés</text:p>
          </table:table-cell>
          <table:table-cell/>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Canard chipeau</text:p>
          </table:table-cell>
          <table:table-cell/>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nard colvert</text:p>
          </table:table-cell>
          <table:table-cell/>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rouge/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Canard mandarin</text:p>
          </table:table-cell>
          <table:table-cell/>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Canard pilet</text:p>
          </table:table-cell>
          <table:table-cell/>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anard siffleur</text:p>
          </table:table-cell>
          <table:table-cell/>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anard souchet</text:p>
          </table:table-cell>
          <table:table-cell/>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assenoix moucheté</text:p>
          </table:table-cell>
          <table:table-cell/>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6">
          <table:table-cell table:style-name="ce22" office:value-type="string">
            <text:p>Chardonneret élégant</text:p>
          </table:table-cell>
          <table:table-cell/>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5">
          <table:table-cell table:style-name="ce22" office:value-type="string">
            <text:p>Chevalier aboyeur</text:p>
          </table:table-cell>
          <table:table-cell/>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6">
          <table:table-cell table:style-name="ce22" office:value-type="string">
            <text:p>Chevalier arlequin</text:p>
          </table:table-cell>
          <table:table-cell/>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Chevalier cul-blanc</text:p>
          </table:table-cell>
          <table:table-cell/>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Chevalier gambette</text:p>
          </table:table-cell>
          <table:table-cell/>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Chevalier guignette</text:p>
          </table:table-cell>
          <table:table-cell/>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Chevalier stagnatile</text:p>
          </table:table-cell>
          <table:table-cell/>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hevalier sylvain</text:p>
          </table:table-cell>
          <table:table-cell/>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hocard à bec jaune</text:p>
          </table:table-cell>
          <table:table-cell/>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7">
          <table:table-cell table:style-name="ce22" office:value-type="string">
            <text:p>Choucas des tours</text:p>
          </table:table-cell>
          <table:table-cell/>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3" office:value-type="string">
            <text:p>Corvus monedula</text:p>
          </table:table-cell>
          <table:table-cell table:style-name="ce22" office:value-type="string">
            <text:p>FIN</text:p>
          </table:table-cell>
        </table:table-row>
        <table:table-row table:style-name="ro26">
          <table:table-cell table:style-name="ce22" office:value-type="string">
            <text:p>Chouette de l'Oural</text:p>
          </table:table-cell>
          <table:table-cell/>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Chouette de Tengmalm</text:p>
          </table:table-cell>
          <table:table-cell/>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7">
          <table:table-cell table:style-name="ce22" office:value-type="string">
            <text:p>Chouette épervière</text:p>
          </table:table-cell>
          <table:table-cell/>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6">
          <table:table-cell table:style-name="ce22" office:value-type="string">
            <text:p>Chouette hulotte</text:p>
          </table:table-cell>
          <table:table-cell/>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Chouette lapone</text:p>
          </table:table-cell>
          <table:table-cell/>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igogne blanche</text:p>
          </table:table-cell>
          <table:table-cell/>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Cigogne noire</text:p>
          </table:table-cell>
          <table:table-cell/>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ircaète Jean-le-Blanc</text:p>
          </table:table-cell>
          <table:table-cell/>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Cisticole des joncs</text:p>
          </table:table-cell>
          <table:table-cell/>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ochevis huppé</text:p>
          </table:table-cell>
          <table:table-cell/>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7">
          <table:table-cell table:style-name="ce22" office:value-type="string">
            <text:p>Combattant varié</text:p>
          </table:table-cell>
          <table:table-cell/>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orbeau freux</text:p>
          </table:table-cell>
          <table:table-cell/>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0">
          <table:table-cell table:style-name="ce22" office:value-type="string">
            <text:p>Cormoran huppé</text:p>
          </table:table-cell>
          <table:table-cell/>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8">
          <table:table-cell table:style-name="ce22" office:value-type="string">
            <text:p>Cormoran pygmée</text:p>
          </table:table-cell>
          <table:table-cell/>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3" office:value-type="string">
            <text:p>Phalacrocorax pygmeus</text:p>
          </table:table-cell>
          <table:table-cell table:style-name="ce22" office:value-type="string">
            <text:p>FIN</text:p>
          </table:table-cell>
        </table:table-row>
        <table:table-row table:style-name="ro22">
          <table:table-cell table:style-name="ce22" office:value-type="string">
            <text:p>Corneille mantelée</text:p>
          </table:table-cell>
          <table:table-cell/>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9">
          <table:table-cell table:style-name="ce22" office:value-type="string">
            <text:p>Corneille noire</text:p>
          </table:table-cell>
          <table:table-cell/>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Coucou geai</text:p>
          </table:table-cell>
          <table:table-cell/>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Coucou gris</text:p>
          </table:table-cell>
          <table:table-cell/>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Courlis cendré</text:p>
          </table:table-cell>
          <table:table-cell/>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Courlis corlieu</text:p>
          </table:table-cell>
          <table:table-cell/>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ourvite isabelle</text:p>
          </table:table-cell>
          <table:table-cell/>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rave à bec rouge</text:p>
          </table:table-cell>
          <table:table-cell/>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Cygne chanteur</text:p>
          </table:table-cell>
          <table:table-cell/>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5">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Durbec des sapins</text:p>
          </table:table-cell>
          <table:table-cell/>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Échasse blanche</text:p>
          </table:table-cell>
          <table:table-cell/>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Eider à duvet</text:p>
          </table:table-cell>
          <table:table-cell/>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Eider à tête grise</text:p>
          </table:table-cell>
          <table:table-cell/>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Eider de Steller</text:p>
          </table:table-cell>
          <table:table-cell/>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Élanion blanc</text:p>
          </table:table-cell>
          <table:table-cell/>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o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8">
          <table:table-cell table:style-name="ce22" office:value-type="string">
            <text:p>Engoulevent à collier roux</text:p>
          </table:table-cell>
          <table:table-cell/>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Engoulevent d'Europe</text:p>
          </table:table-cell>
          <table:table-cell/>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Épervier à pieds courts</text:p>
          </table:table-cell>
          <table:table-cell/>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9">
          <table:table-cell table:style-name="ce22" office:value-type="string">
            <text:p>Épervier d'Europe</text:p>
          </table:table-cell>
          <table:table-cell/>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Érismature à tête blanche</text:p>
          </table:table-cell>
          <table:table-cell/>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Érismature rousse</text:p>
          </table:table-cell>
          <table:table-cell/>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Étourneau roselin</text:p>
          </table:table-cell>
          <table:table-cell/>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Sturnus roseus</text:p>
          </table:table-cell>
          <table:table-cell table:style-name="ce22" office:value-type="string">
            <text:p>FIN</text:p>
          </table:table-cell>
        </table:table-row>
        <table:table-row table:style-name="ro30">
          <table:table-cell table:style-name="ce22" office:value-type="string">
            <text:p>Étourneau sansonnet</text:p>
          </table:table-cell>
          <table:table-cell/>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Étourneau unicolore</text:p>
          </table:table-cell>
          <table:table-cell/>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5">
          <table:table-cell table:style-name="ce22" office:value-type="string">
            <text:p>Faisan de Colchide</text:p>
          </table:table-cell>
          <table:table-cell/>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1">
          <table:table-cell table:style-name="ce22" office:value-type="string">
            <text:p>Faisan de Lady Amherst</text:p>
          </table:table-cell>
          <table:table-cell/>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Faisan doré</text:p>
          </table:table-cell>
          <table:table-cell/>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
          <table:table-cell table:style-name="ce22" office:value-type="string">
            <text:p>Faucon crécerelle</text:p>
          </table:table-cell>
          <table:table-cell/>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Faucon crécerellette</text:p>
          </table:table-cell>
          <table:table-cell/>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Faucon d'Éléonore</text:p>
          </table:table-cell>
          <table:table-cell/>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Faucon émerillon</text:p>
          </table:table-cell>
          <table:table-cell/>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Faucon gerfaut</text:p>
          </table:table-cell>
          <table:table-cell/>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19">
          <table:table-cell table:style-name="ce22" office:value-type="string">
            <text:p>Faucon hobereau</text:p>
          </table:table-cell>
          <table:table-cell/>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ge/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Faucon kobez</text:p>
          </table:table-cell>
          <table:table-cell/>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Faucon lanier</text:p>
          </table:table-cell>
          <table:table-cell/>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ge/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Faucon pèlerin</text:p>
          </table:table-cell>
          <table:table-cell/>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Faucon sacre</text:p>
          </table:table-cell>
          <table:table-cell/>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2">
          <table:table-cell table:style-name="ce22" office:value-type="string">
            <text:p>Fauvette à lunettes</text:p>
          </table:table-cell>
          <table:table-cell/>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4">
          <table:table-cell table:style-name="ce22" office:value-type="string">
            <text:p>Fauvette à tête noire</text:p>
          </table:table-cell>
          <table:table-cell/>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5">
          <table:table-cell table:style-name="ce22" office:value-type="string">
            <text:p>Fauvette babillarde</text:p>
          </table:table-cell>
          <table:table-cell/>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1">
          <table:table-cell table:style-name="ce22" office:value-type="string">
            <text:p>Fauvette de Chypre</text:p>
          </table:table-cell>
          <table:table-cell/>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6">
          <table:table-cell table:style-name="ce22" office:value-type="string">
            <text:p>Fauvette de Rüppell</text:p>
          </table:table-cell>
          <table:table-cell/>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Fauvette des jardins</text:p>
          </table:table-cell>
          <table:table-cell/>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8">
          <table:table-cell table:style-name="ce22" office:value-type="string">
            <text:p>Fauvette épervière</text:p>
          </table:table-cell>
          <table:table-cell/>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Fauvette grisette</text:p>
          </table:table-cell>
          <table:table-cell/>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Fauvette mélanocéphale</text:p>
          </table:table-cell>
          <table:table-cell/>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31">
          <table:table-cell table:style-name="ce22" office:value-type="string">
            <text:p>Fauvette orphée</text:p>
          </table:table-cell>
          <table:table-cell/>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8">
          <table:table-cell table:style-name="ce22" office:value-type="string">
            <text:p>Fauvette passerinette</text:p>
          </table:table-cell>
          <table:table-cell/>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Fauvette pitchou</text:p>
          </table:table-cell>
          <table:table-cell/>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2">
          <table:table-cell table:style-name="ce22" office:value-type="string">
            <text:p>Fauvette sarde</text:p>
          </table:table-cell>
          <table:table-cell/>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
          <table:table-cell table:style-name="ce22" office:value-type="string">
            <text:p>Flamant rose</text:p>
          </table:table-cell>
          <table:table-cell/>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Fou de Bassan</text:p>
          </table:table-cell>
          <table:table-cell/>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3">
          <table:table-cell table:style-name="ce22" office:value-type="string">
            <text:p>Foulque à crête</text:p>
          </table:table-cell>
          <table:table-cell/>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Foulque macroule</text:p>
          </table:table-cell>
          <table:table-cell/>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Fuligule milouin</text:p>
          </table:table-cell>
          <table:table-cell/>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Fuligule milouinan</text:p>
          </table:table-cell>
          <table:table-cell/>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Fuligule morillon</text:p>
          </table:table-cell>
          <table:table-cell/>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Fuligule nyroca</text:p>
          </table:table-cell>
          <table:table-cell/>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3">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Gallinule poule-d'eau</text:p>
          </table:table-cell>
          <table:table-cell/>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Ganga cata</text:p>
          </table:table-cell>
          <table:table-cell/>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Ganga unibande</text:p>
          </table:table-cell>
          <table:table-cell/>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4">
          <table:table-cell table:style-name="ce22" office:value-type="string">
            <text:p>Garrot à oeil d'or</text:p>
          </table:table-cell>
          <table:table-cell/>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9">
          <table:table-cell table:style-name="ce22" office:value-type="string">
            <text:p>Garrot d'Islande</text:p>
          </table:table-cell>
          <table:table-cell/>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eai des chênes</text:p>
          </table:table-cell>
          <table:table-cell/>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Gélinotte des bois</text:p>
          </table:table-cell>
          <table:table-cell/>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4" office:value-type="string">
            <text:p>Bonasa bonasia</text:p>
          </table:table-cell>
          <table:table-cell table:style-name="ce22" office:value-type="string">
            <text:p>FIN</text:p>
          </table:table-cell>
        </table:table-row>
        <table:table-row table:style-name="ro7">
          <table:table-cell table:style-name="ce22" office:value-type="string">
            <text:p>Glaréole à collier</text:p>
          </table:table-cell>
          <table:table-cell/>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Gobemouche à collier</text:p>
          </table:table-cell>
          <table:table-cell/>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Gobemouche à demi-collier</text:p>
          </table:table-cell>
          <table:table-cell/>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bemouche gris</text:p>
          </table:table-cell>
          <table:table-cell/>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Gobemouche nain</text:p>
          </table:table-cell>
          <table:table-cell/>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Gobemouche noir</text:p>
          </table:table-cell>
          <table:table-cell/>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Goéland argenté</text:p>
          </table:table-cell>
          <table:table-cell/>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Goéland bourgmestre</text:p>
          </table:table-cell>
          <table:table-cell/>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Goéland brun</text:p>
          </table:table-cell>
          <table:table-cell/>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Goéland cendré</text:p>
          </table:table-cell>
          <table:table-cell/>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8">
          <table:table-cell table:style-name="ce22" office:value-type="string">
            <text:p>Goéland d'Audouin</text:p>
          </table:table-cell>
          <table:table-cell/>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3" office:value-type="string">
            <text:p>Larus audouinii</text:p>
          </table:table-cell>
          <table:table-cell table:style-name="ce22" office:value-type="string">
            <text:p>FIN</text:p>
          </table:table-cell>
        </table:table-row>
        <table:table-row table:style-name="ro5">
          <table:table-cell table:style-name="ce22" office:value-type="string">
            <text:p>Goéland marin</text:p>
          </table:table-cell>
          <table:table-cell/>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7">
          <table:table-cell table:style-name="ce22" office:value-type="string">
            <text:p>Gorgebleue à miroir</text:p>
          </table:table-cell>
          <table:table-cell/>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Grand Corbeau</text:p>
          </table:table-cell>
          <table:table-cell/>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and Cormoran</text:p>
          </table:table-cell>
          <table:table-cell/>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0">
          <table:table-cell table:style-name="ce22" office:value-type="string">
            <text:p>Grand gravelot</text:p>
          </table:table-cell>
          <table:table-cell/>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Grand Labbe</text:p>
          </table:table-cell>
          <table:table-cell/>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Grand-duc d'Europe</text:p>
          </table:table-cell>
          <table:table-cell/>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9">
          <table:table-cell table:style-name="ce22" office:value-type="string">
            <text:p>Grande Aigrette</text:p>
          </table:table-cell>
          <table:table-cell/>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3" office:value-type="string">
            <text:p>Casmerodius albus</text:p>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Gravelot à collier interrompu</text:p>
          </table:table-cell>
          <table:table-cell/>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Grèbe à cou noir</text:p>
          </table:table-cell>
          <table:table-cell/>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Grèbe castagneux</text:p>
          </table:table-cell>
          <table:table-cell/>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rèbe esclavon</text:p>
          </table:table-cell>
          <table:table-cell/>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6">
          <table:table-cell table:style-name="ce22" office:value-type="string">
            <text:p>Grèbe huppé</text:p>
          </table:table-cell>
          <table:table-cell/>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èbe jougris</text:p>
          </table:table-cell>
          <table:table-cell/>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oran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Grimpereau des bois</text:p>
          </table:table-cell>
          <table:table-cell/>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Grimpereau des jardins</text:p>
          </table:table-cell>
          <table:table-cell/>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Grive draine</text:p>
          </table:table-cell>
          <table:table-cell/>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Grive litorne</text:p>
          </table:table-cell>
          <table:table-cell/>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Grive mauvis</text:p>
          </table:table-cell>
          <table:table-cell/>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Grive musicienne</text:p>
          </table:table-cell>
          <table:table-cell/>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Gros-bec casse-noyaux</text:p>
          </table:table-cell>
          <table:table-cell/>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5">
          <table:table-cell table:style-name="ce22" office:value-type="string">
            <text:p>Grue cendrée</text:p>
          </table:table-cell>
          <table:table-cell/>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2"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Grue demoiselle</text:p>
          </table:table-cell>
          <table:table-cell/>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4" office:value-type="string">
            <text:p>Grus virgo</text:p>
          </table:table-cell>
          <table:table-cell table:style-name="ce22" office:value-type="string">
            <text:p>FIN</text:p>
          </table:table-cell>
        </table:table-row>
        <table:table-row table:style-name="ro9">
          <table:table-cell table:style-name="ce22" office:value-type="string">
            <text:p>Guêpier d'Europe</text:p>
          </table:table-cell>
          <table:table-cell/>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ge/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style-name="ce24" office:value-type="string">
            <text:p>Migrateur. Affectionne les rivières bordées de falaises sabloneuses dans lesquelles il peut creuser son nid.</text:p>
          </table:table-cell>
          <table:table-cell table:style-name="ce22" office:value-type="string">
            <text:p>Bords de rivières, zones humides</text:p>
          </table:table-cell>
          <table:table-cell/>
          <table:table-cell table:style-name="ce22"/>
          <table:table-cell table:style-name="ce22" office:value-type="string">
            <text:p>FIN</text:p>
          </table:table-cell>
        </table:table-row>
        <table:table-row table:style-name="ro3">
          <table:table-cell table:style-name="ce22" office:value-type="string">
            <text:p>Guifette leucoptère</text:p>
          </table:table-cell>
          <table:table-cell/>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Guifette moustac</text:p>
          </table:table-cell>
          <table:table-cell/>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Guifette noire</text:p>
          </table:table-cell>
          <table:table-cell/>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Guillemot à miroir</text:p>
          </table:table-cell>
          <table:table-cell/>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2">
          <table:table-cell table:style-name="ce22" office:value-type="string">
            <text:p>Guillemot de Brünnich</text:p>
          </table:table-cell>
          <table:table-cell/>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5">
          <table:table-cell table:style-name="ce22" office:value-type="string">
            <text:p>Guillemot de Troïl</text:p>
          </table:table-cell>
          <table:table-cell/>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Gypaète barbu</text:p>
          </table:table-cell>
          <table:table-cell/>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Harfang des neiges</text:p>
          </table:table-cell>
          <table:table-cell/>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4" office:value-type="string">
            <text:p>Nyctea scandiaca</text:p>
          </table:table-cell>
          <table:table-cell table:style-name="ce22" office:value-type="string">
            <text:p>FIN</text:p>
          </table:table-cell>
        </table:table-row>
        <table:table-row table:style-name="ro15">
          <table:table-cell table:style-name="ce22" office:value-type="string">
            <text:p>Harle huppé</text:p>
          </table:table-cell>
          <table:table-cell/>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Harle piette</text:p>
          </table:table-cell>
          <table:table-cell/>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4" office:value-type="string">
            <text:p>Mergus albellus</text:p>
          </table:table-cell>
          <table:table-cell table:style-name="ce22" office:value-type="string">
            <text:p>FIN</text:p>
          </table:table-cell>
        </table:table-row>
        <table:table-row table:style-name="ro5">
          <table:table-cell table:style-name="ce22" office:value-type="string">
            <text:p>Héron cendré</text:p>
          </table:table-cell>
          <table:table-cell/>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Héron garde-boeufs</text:p>
          </table:table-cell>
          <table:table-cell/>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pourpré</text:p>
          </table:table-cell>
          <table:table-cell/>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Hibou des marais</text:p>
          </table:table-cell>
          <table:table-cell/>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Hibou moyen-duc</text:p>
          </table:table-cell>
          <table:table-cell/>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Hirondelle de fenêtre</text:p>
          </table:table-cell>
          <table:table-cell/>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8">
          <table:table-cell table:style-name="ce22" office:value-type="string">
            <text:p>Hirondelle de rivage</text:p>
          </table:table-cell>
          <table:table-cell/>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Hirondelle de rochers</text:p>
          </table:table-cell>
          <table:table-cell/>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3" office:value-type="string">
            <text:p>Hirundo rupestris</text:p>
          </table:table-cell>
          <table:table-cell table:style-name="ce22" office:value-type="string">
            <text:p>FIN</text:p>
          </table:table-cell>
        </table:table-row>
        <table:table-row table:style-name="ro5">
          <table:table-cell table:style-name="ce22" office:value-type="string">
            <text:p>Hirondelle rousseline</text:p>
          </table:table-cell>
          <table:table-cell/>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3" office:value-type="string">
            <text:p>Hirundo daurica</text:p>
          </table:table-cell>
          <table:table-cell table:style-name="ce22" office:value-type="string">
            <text:p>FIN</text:p>
          </table:table-cell>
        </table:table-row>
        <table:table-row table:style-name="ro21">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Huîtrier pie</text:p>
          </table:table-cell>
          <table:table-cell/>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Huppe fasciée</text:p>
          </table:table-cell>
          <table:table-cell/>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ge/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Hypolaïs des oliviers</text:p>
          </table:table-cell>
          <table:table-cell/>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Hypolaïs ictérine</text:p>
          </table:table-cell>
          <table:table-cell/>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8">
          <table:table-cell table:style-name="ce22" office:value-type="string">
            <text:p>Hypolaïs pâle</text:p>
          </table:table-cell>
          <table:table-cell/>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Hypolaïs polyglotte</text:p>
          </table:table-cell>
          <table:table-cell/>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4">
          <table:table-cell table:style-name="ce22" office:value-type="string">
            <text:p>Ibis falcinelle</text:p>
          </table:table-cell>
          <table:table-cell/>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Ibis sacré</text:p>
          </table:table-cell>
          <table:table-cell/>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Jaseur boréal</text:p>
          </table:table-cell>
          <table:table-cell/>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6">
          <table:table-cell table:style-name="ce22" office:value-type="string">
            <text:p>Labbe à longue queue</text:p>
          </table:table-cell>
          <table:table-cell/>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Labbe parasite</text:p>
          </table:table-cell>
          <table:table-cell/>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4">
          <table:table-cell table:style-name="ce22" office:value-type="string">
            <text:p>Labbe pomarin</text:p>
          </table:table-cell>
          <table:table-cell/>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6">
          <table:table-cell table:style-name="ce22" office:value-type="string">
            <text:p>Lagopède alpin</text:p>
          </table:table-cell>
          <table:table-cell/>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5">
          <table:table-cell table:style-name="ce22" office:value-type="string">
            <text:p>Lagopède des saules</text:p>
          </table:table-cell>
          <table:table-cell/>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
          <table:table-cell table:style-name="ce22" office:value-type="string">
            <text:p>Linotte à bec jaune</text:p>
          </table:table-cell>
          <table:table-cell/>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Linotte mélodieuse</text:p>
          </table:table-cell>
          <table:table-cell/>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Locustelle fluviatile</text:p>
          </table:table-cell>
          <table:table-cell/>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Locustelle luscinioïde</text:p>
          </table:table-cell>
          <table:table-cell/>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Locustelle tachetée</text:p>
          </table:table-cell>
          <table:table-cell/>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Loriot d'Europe</text:p>
          </table:table-cell>
          <table:table-cell/>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Lusciniole à moustaches</text:p>
          </table:table-cell>
          <table:table-cell/>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Macareux moine</text:p>
          </table:table-cell>
          <table:table-cell/>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Macreuse brune</text:p>
          </table:table-cell>
          <table:table-cell/>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Macreuse noire</text:p>
          </table:table-cell>
          <table:table-cell/>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Marouette de Baillon</text:p>
          </table:table-cell>
          <table:table-cell/>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ouette ponctuée</text:p>
          </table:table-cell>
          <table:table-cell/>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Marouette poussin</text:p>
          </table:table-cell>
          <table:table-cell/>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Martin-pêcheur d'Europe</text:p>
          </table:table-cell>
          <table:table-cell/>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eu</text:p>
          </table:table-cell>
          <table:table-cell table:style-name="ce22" office:value-type="string">
            <text:p>rouge/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tinet à ventre blanc</text:p>
          </table:table-cell>
          <table:table-cell/>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Apus melba</text:p>
          </table:table-cell>
          <table:table-cell table:style-name="ce22" office:value-type="string">
            <text:p>FIN</text:p>
          </table:table-cell>
        </table:table-row>
        <table:table-row table:style-name="ro23">
          <table:table-cell table:style-name="ce22" office:value-type="string">
            <text:p>Martinet cafre</text:p>
          </table:table-cell>
          <table:table-cell/>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Martinet noir</text:p>
          </table:table-cell>
          <table:table-cell/>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3">
          <table:table-cell table:style-name="ce22" office:value-type="string">
            <text:p>Martinet pâle</text:p>
          </table:table-cell>
          <table:table-cell/>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31">
          <table:table-cell table:style-name="ce22" office:value-type="string">
            <text:p>Martinet unicolore</text:p>
          </table:table-cell>
          <table:table-cell/>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Mergule nain</text:p>
          </table:table-cell>
          <table:table-cell/>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Merle à plastron</text:p>
          </table:table-cell>
          <table:table-cell/>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Merle noir</text:p>
          </table:table-cell>
          <table:table-cell/>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Mésange à longue queue</text:p>
          </table:table-cell>
          <table:table-cell/>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9">
          <table:table-cell table:style-name="ce22" office:value-type="string">
            <text:p>Mésange bleue</text:p>
          </table:table-cell>
          <table:table-cell/>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caeruleus</text:p>
          </table:table-cell>
          <table:table-cell table:style-name="ce22" office:value-type="string">
            <text:p>FIN</text:p>
          </table:table-cell>
        </table:table-row>
        <table:table-row table:style-name="ro15">
          <table:table-cell table:style-name="ce22" office:value-type="string">
            <text:p>Mésange boréale</text:p>
          </table:table-cell>
          <table:table-cell/>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3" office:value-type="string">
            <text:p>Parus montanus</text:p>
          </table:table-cell>
          <table:table-cell table:style-name="ce22" office:value-type="string">
            <text:p>FIN</text:p>
          </table:table-cell>
        </table:table-row>
        <table:table-row table:style-name="ro6">
          <table:table-cell table:style-name="ce22" office:value-type="string">
            <text:p>Mésange charbonnière</text:p>
          </table:table-cell>
          <table:table-cell/>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4">
          <table:table-cell table:style-name="ce22" office:value-type="string">
            <text:p>Mésange huppée</text:p>
          </table:table-cell>
          <table:table-cell/>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3" office:value-type="string">
            <text:p>Parus cristatus</text:p>
          </table:table-cell>
          <table:table-cell table:style-name="ce22" office:value-type="string">
            <text:p>FIN</text:p>
          </table:table-cell>
        </table:table-row>
        <table:table-row table:style-name="ro18">
          <table:table-cell table:style-name="ce22" office:value-type="string">
            <text:p>Mésange lapone</text:p>
          </table:table-cell>
          <table:table-cell/>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3" office:value-type="string">
            <text:p>Parus cinctus</text:p>
          </table:table-cell>
          <table:table-cell table:style-name="ce22" office:value-type="string">
            <text:p>FIN</text:p>
          </table:table-cell>
        </table:table-row>
        <table:table-row table:style-name="ro3">
          <table:table-cell table:style-name="ce22" office:value-type="string">
            <text:p>Mésange lugubre</text:p>
          </table:table-cell>
          <table:table-cell/>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3" office:value-type="string">
            <text:p>Parus lugubris</text:p>
          </table:table-cell>
          <table:table-cell table:style-name="ce22" office:value-type="string">
            <text:p>FIN</text:p>
          </table:table-cell>
        </table:table-row>
        <table:table-row table:style-name="ro6">
          <table:table-cell table:style-name="ce22" office:value-type="string">
            <text:p>Mésange noire</text:p>
          </table:table-cell>
          <table:table-cell/>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3" office:value-type="string">
            <text:p>Parus ater</text:p>
          </table:table-cell>
          <table:table-cell table:style-name="ce22" office:value-type="string">
            <text:p>FIN</text:p>
          </table:table-cell>
        </table:table-row>
        <table:table-row table:style-name="ro21">
          <table:table-cell table:style-name="ce22" office:value-type="string">
            <text:p>Mésange nonnette</text:p>
          </table:table-cell>
          <table:table-cell/>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palustris</text:p>
          </table:table-cell>
          <table:table-cell table:style-name="ce22" office:value-type="string">
            <text:p>FIN</text:p>
          </table:table-cell>
        </table:table-row>
        <table:table-row table:style-name="ro1">
          <table:table-cell table:style-name="ce22" office:value-type="string">
            <text:p>Mésangeai imitateur</text:p>
          </table:table-cell>
          <table:table-cell/>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Milan noir</text:p>
          </table:table-cell>
          <table:table-cell/>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20">
          <table:table-cell table:style-name="ce22" office:value-type="string">
            <text:p>Milan royal</text:p>
          </table:table-cell>
          <table:table-cell/>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Moineau domestique</text:p>
          </table:table-cell>
          <table:table-cell/>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0">
          <table:table-cell table:style-name="ce22" office:value-type="string">
            <text:p>Moineau espagnol</text:p>
          </table:table-cell>
          <table:table-cell/>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6">
          <table:table-cell table:style-name="ce22" office:value-type="string">
            <text:p>Moineau friquet</text:p>
          </table:table-cell>
          <table:table-cell/>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Moineau soulcie</text:p>
          </table:table-cell>
          <table:table-cell/>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9">
          <table:table-cell table:style-name="ce22" office:value-type="string">
            <text:p>Mouette de Sabine</text:p>
          </table:table-cell>
          <table:table-cell/>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Mouette mélanocéphale</text:p>
          </table:table-cell>
          <table:table-cell/>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3" office:value-type="string">
            <text:p>Larus melanocephalus</text:p>
          </table:table-cell>
          <table:table-cell table:style-name="ce22" office:value-type="string">
            <text:p>FIN</text:p>
          </table:table-cell>
        </table:table-row>
        <table:table-row table:style-name="ro26">
          <table:table-cell table:style-name="ce22" office:value-type="string">
            <text:p>Mouette pygmée</text:p>
          </table:table-cell>
          <table:table-cell/>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minutus</text:p>
          </table:table-cell>
          <table:table-cell table:style-name="ce22" office:value-type="string">
            <text:p>FIN</text:p>
          </table:table-cell>
        </table:table-row>
        <table:table-row table:style-name="ro1">
          <table:table-cell table:style-name="ce22" office:value-type="string">
            <text:p>Mouette rieuse</text:p>
          </table:table-cell>
          <table:table-cell/>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ridibundus</text:p>
          </table:table-cell>
          <table:table-cell table:style-name="ce22" office:value-type="string">
            <text:p>FIN</text:p>
          </table:table-cell>
        </table:table-row>
        <table:table-row table:style-name="ro37">
          <table:table-cell table:style-name="ce22" office:value-type="string">
            <text:p>Mouette tridactyle</text:p>
          </table:table-cell>
          <table:table-cell/>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Nette rousse</text:p>
          </table:table-cell>
          <table:table-cell/>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Niverolle alpine</text:p>
          </table:table-cell>
          <table:table-cell/>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5">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9">
          <table:table-cell table:style-name="ce22" office:value-type="string">
            <text:p>Océanite frégate</text:p>
          </table:table-cell>
          <table:table-cell/>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Oedicnème criard</text:p>
          </table:table-cell>
          <table:table-cell/>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7">
          <table:table-cell table:style-name="ce22" office:value-type="string">
            <text:p>Oie à bec court</text:p>
          </table:table-cell>
          <table:table-cell/>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Oie cendrée</text:p>
          </table:table-cell>
          <table:table-cell/>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Oie des moissons</text:p>
          </table:table-cell>
          <table:table-cell/>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4">
          <table:table-cell table:style-name="ce22" office:value-type="string">
            <text:p>Oie naine</text:p>
          </table:table-cell>
          <table:table-cell/>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Oie rieuse</text:p>
          </table:table-cell>
          <table:table-cell/>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Outarde canepetière</text:p>
          </table:table-cell>
          <table:table-cell/>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Panure à moustaches</text:p>
          </table:table-cell>
          <table:table-cell/>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élican blanc</text:p>
          </table:table-cell>
          <table:table-cell/>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Pélican frisé</text:p>
          </table:table-cell>
          <table:table-cell/>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rdrix bartavelle</text:p>
          </table:table-cell>
          <table:table-cell/>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Perdrix choukar</text:p>
          </table:table-cell>
          <table:table-cell/>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7">
          <table:table-cell table:style-name="ce22" office:value-type="string">
            <text:p>Perdrix gambra</text:p>
          </table:table-cell>
          <table:table-cell/>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8">
          <table:table-cell table:style-name="ce22" office:value-type="string">
            <text:p>Perdrix grise</text:p>
          </table:table-cell>
          <table:table-cell/>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7">
          <table:table-cell table:style-name="ce22" office:value-type="string">
            <text:p>Perdrix rouge</text:p>
          </table:table-cell>
          <table:table-cell/>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0">
          <table:table-cell table:style-name="ce22" office:value-type="string">
            <text:p>Petit gravelot</text:p>
          </table:table-cell>
          <table:table-cell/>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2">
          <table:table-cell table:style-name="ce22" office:value-type="string">
            <text:p>Petit-duc scops</text:p>
          </table:table-cell>
          <table:table-cell/>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
          <table:table-cell table:style-name="ce22" office:value-type="string">
            <text:p>Pétrel de Madère</text:p>
          </table:table-cell>
          <table:table-cell/>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6">
          <table:table-cell table:style-name="ce22" office:value-type="string">
            <text:p>Phalarope à bec étroit</text:p>
          </table:table-cell>
          <table:table-cell/>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Phalarope à bec large</text:p>
          </table:table-cell>
          <table:table-cell/>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oran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2">
          <table:table-cell table:style-name="ce22" office:value-type="string">
            <text:p>Phragmite aquatique</text:p>
          </table:table-cell>
          <table:table-cell/>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Phragmite des joncs</text:p>
          </table:table-cell>
          <table:table-cell/>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ic à dos blanc</text:p>
          </table:table-cell>
          <table:table-cell/>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9">
          <table:table-cell table:style-name="ce22" office:value-type="string">
            <text:p>Pic cendré</text:p>
          </table:table-cell>
          <table:table-cell/>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oran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ext:p>
          </table:table-cell>
          <table:table-cell/>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te</text:p>
          </table:table-cell>
          <table:table-cell/>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mar</text:p>
          </table:table-cell>
          <table:table-cell/>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9">
          <table:table-cell table:style-name="ce22" office:value-type="string">
            <text:p>Pic noir</text:p>
          </table:table-cell>
          <table:table-cell/>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orange</text:p>
          </table:table-cell>
          <table:table-cell table:style-name="ce22" office:value-type="string">
            <text:p>Entièrement noir avec une calotte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Pic syriaque</text:p>
          </table:table-cell>
          <table:table-cell/>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tridactyle</text:p>
          </table:table-cell>
          <table:table-cell/>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ic vert</text:p>
          </table:table-cell>
          <table:table-cell/>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oran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Pie bavarde</text:p>
          </table:table-cell>
          <table:table-cell/>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Pie bleue</text:p>
          </table:table-cell>
          <table:table-cell/>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e-grièche à poitrine rose</text:p>
          </table:table-cell>
          <table:table-cell/>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Pie-grièche à tête rousse</text:p>
          </table:table-cell>
          <table:table-cell/>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Pie-grièche écorcheur</text:p>
          </table:table-cell>
          <table:table-cell/>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grise</text:p>
          </table:table-cell>
          <table:table-cell/>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masquée</text:p>
          </table:table-cell>
          <table:table-cell/>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6">
          <table:table-cell table:style-name="ce22" office:value-type="string">
            <text:p>Pigeon biset</text:p>
          </table:table-cell>
          <table:table-cell/>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Pigeon colombin</text:p>
          </table:table-cell>
          <table:table-cell/>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3">
          <table:table-cell table:style-name="ce22" office:value-type="string">
            <text:p>Pigeon de Bolle</text:p>
          </table:table-cell>
          <table:table-cell/>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Pigeon des lauriers</text:p>
          </table:table-cell>
          <table:table-cell/>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geon ramier</text:p>
          </table:table-cell>
          <table:table-cell/>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2">
          <table:table-cell table:style-name="ce22" office:value-type="string">
            <text:p>Pigeon trocaz</text:p>
          </table:table-cell>
          <table:table-cell/>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2">
          <table:table-cell table:style-name="ce22" office:value-type="string">
            <text:p>Pinson bleu</text:p>
          </table:table-cell>
          <table:table-cell/>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table-cell table:style-name="ce24" office:value-type="string">
            <text:p>Forêts et landes</text:p>
          </table:table-cell>
          <table:table-cell table:number-columns-repeated="2"/>
          <table:table-cell table:style-name="ce22" office:value-type="string">
            <text:p>FIN</text:p>
          </table:table-cell>
        </table:table-row>
        <table:table-row table:style-name="ro27">
          <table:table-cell table:style-name="ce22" office:value-type="string">
            <text:p>Pinson des arbres</text:p>
          </table:table-cell>
          <table:table-cell/>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0">
          <table:table-cell table:style-name="ce22" office:value-type="string">
            <text:p>Pinson du Nord</text:p>
          </table:table-cell>
          <table:table-cell/>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9">
          <table:table-cell table:style-name="ce22" office:value-type="string">
            <text:p>Pipit à gorge rousse</text:p>
          </table:table-cell>
          <table:table-cell/>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number-columns-repeated="2"/>
          <table:table-cell table:style-name="ce22" office:value-type="string">
            <text:p>FIN</text:p>
          </table:table-cell>
        </table:table-row>
        <table:table-row table:style-name="ro25">
          <table:table-cell table:style-name="ce22" office:value-type="string">
            <text:p>Pipit de Berthelot</text:p>
          </table:table-cell>
          <table:table-cell/>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2">
          <table:table-cell table:style-name="ce22" office:value-type="string">
            <text:p>Pipit des arbres</text:p>
          </table:table-cell>
          <table:table-cell/>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Pipit maritime</text:p>
          </table:table-cell>
          <table:table-cell/>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Pipit rousseline</text:p>
          </table:table-cell>
          <table:table-cell/>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Pipit spioncelle</text:p>
          </table:table-cell>
          <table:table-cell/>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9">
          <table:table-cell table:style-name="ce22" office:value-type="string">
            <text:p>Plongeon à bec blanc</text:p>
          </table:table-cell>
          <table:table-cell/>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Plongeon arctique</text:p>
          </table:table-cell>
          <table:table-cell/>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Plongeon catmarin</text:p>
          </table:table-cell>
          <table:table-cell/>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Plongeon imbrin</text:p>
          </table:table-cell>
          <table:table-cell/>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
          <table:table-cell table:style-name="ce22" office:value-type="string">
            <text:p>Pluvier argenté</text:p>
          </table:table-cell>
          <table:table-cell/>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8">
          <table:table-cell table:style-name="ce22" office:value-type="string">
            <text:p>Pluvier doré</text:p>
          </table:table-cell>
          <table:table-cell/>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Pluvier guignard</text:p>
          </table:table-cell>
          <table:table-cell/>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Pouillot à grands sourcils</text:p>
          </table:table-cell>
          <table:table-cell/>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Pouillot boréal</text:p>
          </table:table-cell>
          <table:table-cell/>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brun</text:p>
          </table:table-cell>
          <table:table-cell/>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 Bonelli</text:p>
          </table:table-cell>
          <table:table-cell/>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s Canaries</text:p>
          </table:table-cell>
          <table:table-cell/>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fitis</text:p>
          </table:table-cell>
          <table:table-cell/>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ibérique</text:p>
          </table:table-cell>
          <table:table-cell/>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number-columns-repeated="2"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Pouillot siffleur</text:p>
          </table:table-cell>
          <table:table-cell/>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Pouillot véloce</text:p>
          </table:table-cell>
          <table:table-cell/>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Pouillot verdâtre</text:p>
          </table:table-cell>
          <table:table-cell/>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Puffin cendré</text:p>
          </table:table-cell>
          <table:table-cell/>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1">
          <table:table-cell table:style-name="ce22" office:value-type="string">
            <text:p>Puffin des Anglais</text:p>
          </table:table-cell>
          <table:table-cell/>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8">
          <table:table-cell table:style-name="ce22" office:value-type="string">
            <text:p>Puffin fuligineux</text:p>
          </table:table-cell>
          <table:table-cell/>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Puffin majeur</text:p>
          </table:table-cell>
          <table:table-cell/>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Puffin yelkouan</text:p>
          </table:table-cell>
          <table:table-cell/>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7">
          <table:table-cell table:style-name="ce22" office:value-type="string">
            <text:p>Pygargue à queue blanche</text:p>
          </table:table-cell>
          <table:table-cell/>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4" office:value-type="string">
            <text:p>blanc</text:p>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Râle d'eau</text:p>
          </table:table-cell>
          <table:table-cell/>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Râle des genêts</text:p>
          </table:table-cell>
          <table:table-cell/>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Roitelet à triple bandeau</text:p>
          </table:table-cell>
          <table:table-cell/>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Roitelet de Ténériffe</text:p>
          </table:table-cell>
          <table:table-cell/>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7">
          <table:table-cell table:style-name="ce22" office:value-type="string">
            <text:p>Roitelet huppé</text:p>
          </table:table-cell>
          <table:table-cell/>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llier d'Europe</text:p>
          </table:table-cell>
          <table:table-cell/>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ge/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Roselin cramoisi</text:p>
          </table:table-cell>
          <table:table-cell/>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Roselin githagine</text:p>
          </table:table-cell>
          <table:table-cell/>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style-name="ce24" office:value-type="string">
            <text:p>Milieu sec ou désertique</text:p>
          </table:table-cell>
          <table:table-cell table:number-columns-repeated="2"/>
          <table:table-cell table:style-name="ce22" office:value-type="string">
            <text:p>FIN</text:p>
          </table:table-cell>
        </table:table-row>
        <table:table-row table:style-name="ro23">
          <table:table-cell table:style-name="ce22" office:value-type="string">
            <text:p>Rossignol philomèle</text:p>
          </table:table-cell>
          <table:table-cell/>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Rossignol progné</text:p>
          </table:table-cell>
          <table:table-cell/>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ugegorge familier</text:p>
          </table:table-cell>
          <table:table-cell/>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Rougequeue à front blanc</text:p>
          </table:table-cell>
          <table:table-cell/>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Rougequeue noir</text:p>
          </table:table-cell>
          <table:table-cell/>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
          <table:table-cell table:style-name="ce22" office:value-type="string">
            <text:p>Rousserolle des buissons</text:p>
          </table:table-cell>
          <table:table-cell/>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Rousserolle effarvatte</text:p>
          </table:table-cell>
          <table:table-cell/>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Rousserolle turdoïde</text:p>
          </table:table-cell>
          <table:table-cell/>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Rousserolle verderolle</text:p>
          </table:table-cell>
          <table:table-cell/>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Sarcelle d'été</text:p>
          </table:table-cell>
          <table:table-cell/>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Sarcelle d'hiver</text:p>
          </table:table-cell>
          <table:table-cell/>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Serin cini</text:p>
          </table:table-cell>
          <table:table-cell/>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4">
          <table:table-cell table:style-name="ce22" office:value-type="string">
            <text:p>Serin des Canaries</text:p>
          </table:table-cell>
          <table:table-cell/>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Sirli de Dupont</text:p>
          </table:table-cell>
          <table:table-cell/>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
          <table:table-cell table:style-name="ce22" office:value-type="string">
            <text:p>Sittelle corse</text:p>
          </table:table-cell>
          <table:table-cell/>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8">
          <table:table-cell table:style-name="ce22" office:value-type="string">
            <text:p>Sittelle de Neumayer</text:p>
          </table:table-cell>
          <table:table-cell/>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6">
          <table:table-cell table:style-name="ce22" office:value-type="string">
            <text:p>Sittelle torchepot</text:p>
          </table:table-cell>
          <table:table-cell/>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Sizerin blanchâtre</text:p>
          </table:table-cell>
          <table:table-cell/>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8">
          <table:table-cell table:style-name="ce22" office:value-type="string">
            <text:p>Sizerin flammé</text:p>
          </table:table-cell>
          <table:table-cell/>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Spatule blanche</text:p>
          </table:table-cell>
          <table:table-cell/>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Sterne arctique</text:p>
          </table:table-cell>
          <table:table-cell/>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Sterne caspienne</text:p>
          </table:table-cell>
          <table:table-cell/>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Sterna caspia</text:p>
          </table:table-cell>
          <table:table-cell table:style-name="ce22" office:value-type="string">
            <text:p>FIN</text:p>
          </table:table-cell>
        </table:table-row>
        <table:table-row table:style-name="ro18">
          <table:table-cell table:style-name="ce22" office:value-type="string">
            <text:p>Sterne caugek</text:p>
          </table:table-cell>
          <table:table-cell/>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3" office:value-type="string">
            <text:p>Sterna sandvicensis</text:p>
          </table:table-cell>
          <table:table-cell table:style-name="ce22" office:value-type="string">
            <text:p>FIN</text:p>
          </table:table-cell>
        </table:table-row>
        <table:table-row table:style-name="ro22">
          <table:table-cell table:style-name="ce22" office:value-type="string">
            <text:p>Sterne de Dougall</text:p>
          </table:table-cell>
          <table:table-cell/>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Sterne hansel</text:p>
          </table:table-cell>
          <table:table-cell/>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3" office:value-type="string">
            <text:p>Sterna nilotica</text:p>
          </table:table-cell>
          <table:table-cell table:style-name="ce22" office:value-type="string">
            <text:p>FIN</text:p>
          </table:table-cell>
        </table:table-row>
        <table:table-row table:style-name="ro9">
          <table:table-cell table:style-name="ce22" office:value-type="string">
            <text:p>Sterne naine</text:p>
          </table:table-cell>
          <table:table-cell/>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3" office:value-type="string">
            <text:p>Sterna albifrons</text:p>
          </table:table-cell>
          <table:table-cell table:style-name="ce22" office:value-type="string">
            <text:p>FIN</text:p>
          </table:table-cell>
        </table:table-row>
        <table:table-row table:style-name="ro1">
          <table:table-cell table:style-name="ce22" office:value-type="string">
            <text:p>Sterne pierregarin</text:p>
          </table:table-cell>
          <table:table-cell/>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Tadorne casarca</text:p>
          </table:table-cell>
          <table:table-cell/>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Tadorne de Belon</text:p>
          </table:table-cell>
          <table:table-cell/>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Tarier des Canaries</text:p>
          </table:table-cell>
          <table:table-cell/>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style-name="ce24" office:value-type="string">
            <text:p>Milieu sec ou désertique</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Tarier pâtre</text:p>
          </table:table-cell>
          <table:table-cell/>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3" office:value-type="string">
            <text:p>Saxicola torquatus</text:p>
          </table:table-cell>
          <table:table-cell table:style-name="ce22" office:value-type="string">
            <text:p>FIN</text:p>
          </table:table-cell>
        </table:table-row>
        <table:table-row table:style-name="ro23">
          <table:table-cell table:style-name="ce22" office:value-type="string">
            <text:p>Tarin des aulnes</text:p>
          </table:table-cell>
          <table:table-cell/>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9">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3" office:value-type="string">
            <text:p>Tetrao tetrix</text:p>
          </table:table-cell>
          <table:table-cell table:style-name="ce22" office:value-type="string">
            <text:p>FIN</text:p>
          </table:table-cell>
        </table:table-row>
        <table:table-row table:style-name="ro31">
          <table:table-cell table:style-name="ce22" office:value-type="string">
            <text:p>Tichodrome échelette</text:p>
          </table:table-cell>
          <table:table-cell/>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3">
          <table:table-cell table:style-name="ce22" office:value-type="string">
            <text:p>Torcol fourmilier</text:p>
          </table:table-cell>
          <table:table-cell/>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Tournepierre à collier</text:p>
          </table:table-cell>
          <table:table-cell/>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Tourterelle des bois</text:p>
          </table:table-cell>
          <table:table-cell/>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Tourterelle turque</text:p>
          </table:table-cell>
          <table:table-cell/>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6">
          <table:table-cell table:style-name="ce22" office:value-type="string">
            <text:p>Traquet isabelle</text:p>
          </table:table-cell>
          <table:table-cell/>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26">
          <table:table-cell table:style-name="ce22" office:value-type="string">
            <text:p>Traquet motteux</text:p>
          </table:table-cell>
          <table:table-cell/>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2">
          <table:table-cell table:style-name="ce22" office:value-type="string">
            <text:p>Traquet oreillard</text:p>
          </table:table-cell>
          <table:table-cell/>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2">
          <table:table-cell table:style-name="ce22" office:value-type="string">
            <text:p>Traquet pie</text:p>
          </table:table-cell>
          <table:table-cell/>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8">
          <table:table-cell table:style-name="ce22" office:value-type="string">
            <text:p>Traquet rieur</text:p>
          </table:table-cell>
          <table:table-cell/>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Troglodyte mignon</text:p>
          </table:table-cell>
          <table:table-cell/>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8">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0">
          <table:table-cell table:style-name="ce22" office:value-type="string">
            <text:p>Vanneau éperonné</text:p>
          </table:table-cell>
          <table:table-cell/>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Vanneau huppé</text:p>
          </table:table-cell>
          <table:table-cell/>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Vautour fauve</text:p>
          </table:table-cell>
          <table:table-cell/>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8">
          <table:table-cell table:style-name="ce22" office:value-type="string">
            <text:p>Vautour moine</text:p>
          </table:table-cell>
          <table:table-cell/>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7">
          <table:table-cell table:style-name="ce22" office:value-type="string">
            <text:p>Vautour percnoptère</text:p>
          </table:table-cell>
          <table:table-cell/>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Venturon corse</text:p>
          </table:table-cell>
          <table:table-cell/>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4" office:value-type="string">
            <text:p>Carduelis corsicana</text:p>
          </table:table-cell>
          <table:table-cell table:style-name="ce22" office:value-type="string">
            <text:p>FIN</text:p>
          </table:table-cell>
        </table:table-row>
        <table:table-row table:style-name="ro4">
          <table:table-cell table:style-name="ce22" office:value-type="string">
            <text:p>Venturon montagnard</text:p>
          </table:table-cell>
          <table:table-cell/>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4" office:value-type="string">
            <text:p>Carduelis citrinella</text:p>
          </table:table-cell>
          <table:table-cell table:style-name="ce22" office:value-type="string">
            <text:p>FIN</text:p>
          </table:table-cell>
        </table:table-row>
        <table:table-row table:style-name="ro8">
          <table:table-cell table:style-name="ce22" office:value-type="string">
            <text:p>Verdier d'Europe</text:p>
          </table:table-cell>
          <table:table-cell/>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Carduelis chlori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41"/>
        <table:table-row table:style-name="ro42">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row>
        <table:table-row table:style-name="ro41">
          <table:table-cell table:style-name="ce22" office:value-type="string">
            <text:p>Huppe</text:p>
          </table:table-cell>
        </table:table-row>
        <table:table-row table:style-name="ro42">
          <table:table-cell table:style-name="ce22" office:value-type="string">
            <text:p>Queue longue</text:p>
          </table:table-cell>
        </table:table-row>
        <table:table-row table:style-name="ro42">
          <table:table-cell table:style-name="ce22" office:value-type="string">
            <text:p>Queue bifide</text:p>
          </table:table-cell>
        </table:table-row>
        <table:table-row table:style-name="ro41">
          <table:table-cell table:style-name="ce22" office:value-type="string">
            <text:p>moucheté</text:p>
          </table:table-cell>
        </table:table-row>
        <table:table-row table:number-rows-repeated="4" table:style-name="ro41"/>
        <table:table-row table:style-name="ro43">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row>
        <table:table-row table:style-name="ro4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41">
          <table:table-cell/>
          <table:table-cell table:style-name="ce22" office:value-type="string">
            <text:p>corvidés</text:p>
          </table:table-cell>
          <table:table-cell/>
          <table:table-cell table:style-name="ce22" office:value-type="string">
            <text:p>fin long</text:p>
          </table:table-cell>
        </table:table-row>
        <table:table-row table:style-name="ro4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4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42">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42">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4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4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43">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41">
          <table:table-cell table:style-name="ce22" office:value-type="string">
            <text:p>limicoles</text:p>
          </table:table-cell>
          <table:table-cell table:style-name="ce22" office:value-type="string">
            <text:p>limicoles</text:p>
          </table:table-cell>
        </table:table-row>
        <table:table-row table:style-name="ro42">
          <table:table-cell table:style-name="ce22" office:value-type="string">
            <text:p>laridés</text:p>
          </table:table-cell>
          <table:table-cell table:style-name="ce22" office:value-type="string">
            <text:p>oiseaux de mer</text:p>
          </table:table-cell>
        </table:table-row>
        <table:table-row table:style-name="ro43">
          <table:table-cell table:style-name="ce22" office:value-type="string">
            <text:p>plongeons et grèbes</text:p>
          </table:table-cell>
          <table:table-cell table:style-name="ce22" office:value-type="string">
            <text:p>oiseaux des rivières et étangs</text:p>
          </table:table-cell>
        </table:table-row>
        <table:table-row table:style-name="ro43">
          <table:table-cell table:style-name="ce22" office:value-type="string">
            <text:p>anatidés</text:p>
          </table:table-cell>
          <table:table-cell table:style-name="ce22" office:value-type="string">
            <text:p>canards, cygnes, oies</text:p>
          </table:table-cell>
        </table:table-row>
        <table:table-row table:style-name="ro42">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V$444]"/>
        <table:named-expression table:name="_FilterDatabase" table:base-cell-address="$Feuil1.$A$1" table:expression="[Feuil1.$I$1:.$I$444]"/>
        <table:named-expression table:name="_FILTERDATABASE1"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